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  <manifest:file-entry manifest:full-path="Pictures/10000000000005E8000007E04316DBE6.jpg" manifest:media-type="image/jpeg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8.133cm, 3.979cm, 6.891cm, 1.399cm)" draw:image-opacity="100%" style:mirror="none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9.066cm" svg:height="22.3cm" svg:x="1.092cm" svg:y="2.291cm">
          <draw:image xlink:href="Pictures/10000000000005E8000007E04316DBE6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4-04-22T11:49:25.589031925</dc:date>
    <meta:editing-duration>PT3M42S</meta:editing-duration>
    <meta:editing-cycles>6</meta:editing-cycles>
    <meta:generator>LibreOffice/24.2.2.2$MacOSX_AARCH64 LibreOffice_project/d56cc158d8a96260b836f100ef4b4ef25d6f1a01</meta:generator>
    <meta:document-statistic meta:object-count="1"/>
  </office:meta>
</office:document-meta>
</file>